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Noto Nastaliq Urdu" svg:font-family="'Noto Nastaliq Urdu'" style:font-family-generic="system" style:font-pitch="variable"/>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text-properties fo:text-transform="uppercase" style:font-name="Times New Roman" fo:font-size="12pt" style:font-size-asian="12pt" style:font-name-complex="Times New Roman1" style:font-size-complex="12pt"/>
    </style:style>
    <style:style style:name="P2" style:family="paragraph" style:parent-style-name="Standard">
      <style:paragraph-properties fo:line-height="150%"/>
    </style:style>
    <style:style style:name="P3" style:family="paragraph" style:parent-style-name="Standard">
      <style:paragraph-properties fo:line-height="150%"/>
      <style:text-properties style:font-name="Times New Roman" fo:font-size="12pt" style:font-size-asian="12pt" style:font-name-complex="Times New Roman1" style:font-size-complex="12pt"/>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6" style:family="paragraph" style:parent-style-name="Standard">
      <style:paragraph-properties fo:line-height="150%" fo:text-align="center" style:justify-single-word="false"/>
      <style:text-properties style:font-name="Times New Roman" fo:font-size="12pt" officeooo:paragraph-rsid="001f9668" style:font-size-asian="12pt" style:font-name-complex="Times New Roman1" style:font-size-complex="12pt"/>
    </style:style>
    <style:style style:name="P7" style:family="paragraph" style:parent-style-name="Standard">
      <style:paragraph-properties fo:margin-left="8.742cm" fo:line-height="150%" fo:text-indent="1.249cm" style:auto-text-indent="false"/>
      <style:text-properties officeooo:rsid="001f9668" officeooo:paragraph-rsid="001f9668"/>
    </style:style>
    <style:style style:name="P8"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style>
    <style:style style:name="P9" style:family="paragraph" style:parent-style-name="Standard">
      <style:paragraph-properties fo:line-height="150%"/>
      <style:text-properties officeooo:rsid="001f9668" officeooo:paragraph-rsid="001f9668"/>
    </style:style>
    <style:style style:name="P10" style:family="paragraph" style:parent-style-name="Standard">
      <style:paragraph-properties fo:margin-left="8.742cm" fo:line-height="150%" fo:text-indent="1.249cm" style:auto-text-indent="false"/>
      <style:text-properties style:font-name="Times New Roman" fo:font-size="12pt" officeooo:rsid="001f9668" officeooo:paragraph-rsid="001f9668" style:font-size-asian="12pt" style:font-name-complex="Times New Roman1" style:font-size-complex="12pt"/>
    </style:style>
    <style:style style:name="P11" style:family="paragraph" style:parent-style-name="Standard">
      <style:paragraph-properties fo:margin-top="0cm" fo:margin-bottom="0.282cm" style:contextual-spacing="false" fo:line-height="150%" fo:text-align="center" style:justify-single-word="false" fo:break-before="page"/>
    </style:style>
    <style:style style:name="P12" style:family="paragraph" style:parent-style-name="Standard">
      <style:paragraph-properties fo:line-height="150%"/>
      <style:text-properties officeooo:paragraph-rsid="00218907"/>
    </style:style>
    <style:style style:name="P13" style:family="paragraph" style:parent-style-name="Standard">
      <style:paragraph-properties fo:line-height="150%"/>
      <style:text-properties style:font-name="Times New Roman" fo:font-size="12pt" officeooo:paragraph-rsid="00218907" style:font-size-asian="12pt" style:font-name-complex="Times New Roman1" style:font-size-complex="12pt"/>
    </style:style>
    <style:style style:name="P14" style:family="paragraph" style:parent-style-name="Standard">
      <style:paragraph-properties fo:line-height="150%" fo:text-align="center" style:justify-single-word="false"/>
      <style:text-properties officeooo:paragraph-rsid="001f9668"/>
    </style:style>
    <style:style style:name="P15"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text-properties officeooo:paragraph-rsid="001f9668"/>
    </style:style>
    <style:style style:name="P16" style:family="paragraph" style:parent-style-name="Standard">
      <style:paragraph-properties fo:line-height="150%" fo:break-before="page"/>
      <style:text-properties fo:font-size="14pt" fo:font-weight="bold" officeooo:rsid="002092bb" officeooo:paragraph-rsid="002092bb" style:font-size-asian="14pt" style:font-weight-asian="bold" style:font-size-complex="14pt" style:font-weight-complex="bold"/>
    </style:style>
    <style:style style:name="P17" style:family="paragraph" style:parent-style-name="text" style:list-style-name="L1"/>
    <style:style style:name="P18" style:family="paragraph" style:parent-style-name="Standard">
      <style:paragraph-properties fo:line-height="150%"/>
      <style:text-properties style:font-name="Times New Roman" fo:font-size="14pt" fo:font-weight="bold" style:font-size-asian="14pt" style:font-weight-asian="bold" style:font-name-complex="Times New Roman1" style:font-size-complex="14pt" style:font-weight-complex="bold"/>
    </style:style>
    <style:style style:name="P19" style:family="paragraph" style:parent-style-name="Standard" style:master-page-name="Standard">
      <style:paragraph-properties fo:line-height="150%" style:page-number="1"/>
      <style:text-properties style:font-name="Times New Roman" fo:font-size="14pt" fo:font-weight="bold" style:font-size-asian="14pt" style:font-weight-asian="bold" style:font-name-complex="Times New Roman1" style:font-size-complex="14pt" style:font-weight-complex="bold"/>
    </style:style>
    <style:style style:name="P20" style:family="paragraph" style:parent-style-name="Standard">
      <style:paragraph-properties fo:line-height="150%" fo:text-align="justify" style:justify-single-word="false"/>
    </style:style>
    <style:style style:name="P21" style:family="paragraph" style:parent-style-name="Standard">
      <style:paragraph-properties fo:line-height="150%" fo:break-before="page"/>
      <style:text-properties style:font-name="Times New Roman" fo:font-size="14pt" fo:font-weight="bold" style:font-size-asian="14pt" style:font-weight-asian="bold" style:font-name-complex="Times New Roman1" style:font-size-complex="14pt" style:font-weight-complex="bold"/>
    </style:style>
    <style:style style:name="P22" style:family="paragraph" style:parent-style-name="Standard">
      <style:paragraph-properties fo:line-height="150%" fo:text-align="justify" style:justify-single-word="false"/>
      <style:text-properties officeooo:paragraph-rsid="0022fc02"/>
    </style:style>
    <style:style style:name="P23" style:family="paragraph" style:parent-style-name="Standard">
      <style:paragraph-properties fo:margin-top="0cm" fo:margin-bottom="0.282cm" style:contextual-spacing="false" fo:line-height="150%" fo:break-before="page"/>
      <style:text-properties style:font-name="Times New Roman" fo:font-size="14pt" fo:font-weight="bold" officeooo:paragraph-rsid="00250773" style:font-size-asian="14pt" style:font-weight-asian="bold" style:font-name-complex="Times New Roman1" style:font-size-complex="14pt" style:font-weight-complex="bold"/>
    </style:style>
    <style:style style:name="P24" style:family="paragraph" style:parent-style-name="Contents_20_Heading">
      <style:text-properties style:use-window-font-color="true" loext:opacity="0%" style:font-name="Times New Roman" fo:font-size="10pt" style:font-size-asian="10pt" style:font-name-complex="Times New Roman1" style:font-size-complex="10pt">
        <loext:char-complex-color loext:theme-type="accent1" loext:color-type="theme">
          <loext:transformation loext:type="shade" loext:value="2509"/>
        </loext:char-complex-color>
      </style:text-properties>
    </style:style>
    <style:style style:name="P25" style:family="paragraph" style:parent-style-name="Contents_20_1">
      <style:paragraph-properties>
        <style:tab-stops>
          <style:tab-stop style:position="14.997cm" style:type="right" style:leader-style="dotted" style:leader-text="."/>
        </style:tab-stops>
      </style:paragraph-properties>
    </style:style>
    <style:style style:name="P26" style:family="paragraph" style:parent-style-name="Standard">
      <style:text-properties style:font-name="Times New Roman" fo:font-size="12pt" style:font-size-asian="12pt" style:font-name-complex="Times New Roman1" style:font-size-complex="12pt"/>
    </style:style>
    <style:style style:name="P27" style:family="paragraph" style:parent-style-name="Standard">
      <style:paragraph-properties fo:margin-top="0cm" fo:margin-bottom="0.282cm" style:contextual-spacing="false" fo:line-height="150%" fo:break-before="page"/>
    </style:style>
    <style:style style:name="P28" style:family="paragraph" style:parent-style-name="Standard">
      <style:paragraph-properties fo:margin-top="0cm" fo:margin-bottom="0.282cm" style:contextual-spacing="false" fo:line-height="150%"/>
    </style:style>
    <style:style style:name="P29" style:family="paragraph" style:parent-style-name="Kapitola" style:list-style-name="WWNum4" style:master-page-name="Converted1">
      <style:paragraph-properties fo:margin-left="0.751cm" fo:margin-top="0cm" fo:margin-bottom="0.212cm" style:contextual-spacing="false" fo:text-indent="-0.751cm" style:auto-text-indent="false" style:page-number="6" fo:break-before="page"/>
    </style:style>
    <style:style style:name="P30" style:family="paragraph" style:parent-style-name="Standard">
      <style:paragraph-properties fo:line-height="150%" fo:text-align="justify" style:justify-single-word="false" fo:text-indent="1.249cm" style:auto-text-indent="false"/>
    </style:style>
    <style:style style:name="P31" style:family="paragraph" style:parent-style-name="Kapitola" style:list-style-name="WWNum3">
      <style:paragraph-properties fo:margin-top="0cm" fo:margin-bottom="0.212cm" style:contextual-spacing="false" fo:break-before="page"/>
    </style:style>
    <style:style style:name="P32" style:family="paragraph" style:parent-style-name="Kapitola" style:list-style-name="WWNum3"/>
    <style:style style:name="P33" style:family="paragraph" style:parent-style-name="text">
      <style:paragraph-properties fo:text-indent="0cm" style:auto-text-indent="false"/>
    </style:style>
    <style:style style:name="P34" style:family="paragraph" style:parent-style-name="Standard">
      <style:text-properties style:font-name="Times New Roman" fo:font-size="12pt" style:font-size-asian="12pt"/>
    </style:style>
    <style:style style:name="P35" style:family="paragraph" style:parent-style-name="Standard">
      <style:text-properties fo:text-transform="uppercase" style:font-name="Times New Roman" fo:font-size="14pt" fo:font-weight="bold" style:font-size-asian="14pt" style:font-weight-asian="bold" style:font-name-complex="Times New Roman1" style:font-size-complex="14pt"/>
    </style:style>
    <style:style style:name="P36" style:family="paragraph" style:parent-style-name="text">
      <style:paragraph-properties fo:margin-top="0cm" fo:margin-bottom="0.282cm" style:contextual-spacing="false" fo:text-indent="0cm" style:auto-text-indent="false"/>
    </style:style>
    <style:style style:name="P37" style:family="paragraph" style:parent-style-name="Kapitola" style:list-style-name="WWNum3">
      <style:paragraph-properties fo:margin-top="0.212cm" fo:margin-bottom="0.282cm" style:contextual-spacing="false" fo:break-before="page"/>
    </style:style>
    <style:style style:name="P38" style:family="paragraph" style:parent-style-name="text" style:master-page-name="Converted3">
      <style:paragraph-properties fo:margin-top="0cm" fo:margin-bottom="0cm" style:contextual-spacing="false" fo:text-indent="0cm" style:auto-text-indent="false" style:page-number="1" fo:break-before="page"/>
    </style:style>
    <style:style style:name="P39" style:family="paragraph" style:parent-style-name="text">
      <style:paragraph-properties fo:margin-top="0cm" fo:margin-bottom="0cm" style:contextual-spacing="false" fo:text-indent="0cm" style:auto-text-indent="false" fo:break-before="page"/>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4pt" fo:font-weight="bold" style:font-size-asian="14pt" style:font-weight-asian="bold" style:font-name-complex="Times New Roman1" style:font-size-complex="14pt" style:font-weight-complex="bold"/>
    </style:style>
    <style:style style:name="T3" style:family="text">
      <style:text-properties style:font-name="Times New Roman" fo:font-size="12pt" officeooo:rsid="001f9668" style:font-size-asian="12pt" style:font-name-complex="Times New Roman1" style:font-size-complex="12pt"/>
    </style:style>
    <style:style style:name="T4" style:family="text">
      <style:text-properties fo:text-transform="uppercase" style:font-name="Times New Roman" fo:font-size="12pt" style:font-size-asian="12pt" style:font-name-complex="Times New Roman1" style:font-size-complex="12pt"/>
    </style:style>
    <style:style style:name="T5" style:family="text">
      <style:text-properties officeooo:rsid="002092bb"/>
    </style:style>
    <style:style style:name="T6" style:family="text">
      <style:text-properties style:font-name="Times New Roman" fo:font-size="12pt" officeooo:rsid="0022fc02" style:font-size-asian="12pt" style:font-name-complex="Times New Roman1" style:font-size-complex="12pt"/>
    </style:style>
    <style:style style:name="T7" style:family="text">
      <style:text-properties style:use-window-font-color="true" loext:opacity="0%" style:font-name="Times New Roman" fo:font-size="10pt" style:font-size-asian="10pt" style:font-name-complex="Times New Roman1" style:font-size-complex="10pt">
        <loext:char-complex-color loext:theme-type="accent1" loext:color-type="theme">
          <loext:transformation loext:type="shade" loext:value="2509"/>
        </loext:char-complex-color>
      </style:text-properties>
    </style:style>
    <style:style style:name="T8" style:family="text">
      <style:text-properties style:font-name="Times New Roman" fo:font-size="12pt" style:font-size-asian="12pt"/>
    </style:style>
    <style:style style:name="T9" style:family="text">
      <style:text-properties fo:text-transform="uppercase" style:font-name="Times New Roman" fo:font-size="14pt" fo:font-weight="bold" style:font-size-asian="14pt" style:font-weight-asian="bold" style:font-name-complex="Times New Roman1" style:font-size-complex="14pt"/>
    </style:style>
    <style:style style:name="T10" style:family="text">
      <style:text-properties fo:text-transform="uppercase" fo:font-size="14pt" fo:font-weight="bold" style:font-size-asian="14pt" style:font-weight-asian="bold" style:font-size-complex="12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edná priemyselná škola elektrotechnická</text:p>
      <text:p text:style-name="P1">Hálova 16, 851 01 Bratislava</text:p>
      <text:p text:style-name="P2" loext:marker-style-name="T1"><text:span text:style-name="T1"><text:s/></text:span></text:p>
      <text:p text:style-name="P3" loext:marker-style-name="T1"/>
      <text:p text:style-name="P3" loext:marker-style-name="T1"/>
      <text:p text:style-name="P3" loext:marker-style-name="T1"/>
      <text:p text:style-name="P3" loext:marker-style-name="T1"/>
      <text:p text:style-name="P3" loext:marker-style-name="T1"/>
      <text:p text:style-name="P4" loext:marker-style-name="T2"><text:span text:style-name="T2">Linux File Organizer</text:span></text:p>
      <text:p text:style-name="P4" loext:marker-style-name="T1"><text:span text:style-name="T1"/></text:p>
      <text:p text:style-name="P5" loext:marker-style-name="T1"/>
      <text:p text:style-name="P5" loext:marker-style-name="T1"/>
      <text:p text:style-name="P5" loext:marker-style-name="T1"/>
      <text:p text:style-name="P5" loext:marker-style-name="T1"/>
      <text:p text:style-name="P6" loext:marker-style-name="T1"/>
      <text:p text:style-name="P3" loext:marker-style-name="T1"/>
      <text:p text:style-name="P7" loext:marker-style-name="T1"><text:span text:style-name="T1">Matej Petuchovský</text:span></text:p>
      <text:p text:style-name="P8" loext:marker-style-name="T1"><text:span text:style-name="T3">Bratislava</text:span><text:span text:style-name="T1"><text:tab/><text:tab/></text:span></text:p>
      <text:p text:style-name="P9" loext:marker-style-name="T1"><text:span text:style-name="T1">2026</text:span></text:p>
      <text:p text:style-name="P10">Ročník štúdia: IV A</text:p>
      <text:p text:style-name="P11" loext:marker-style-name="T4"><text:span text:style-name="T2">Čestné vyhlásenie</text:span><text:span text:style-name="T4">Stredná priemyselná škola elektrotechnická</text:span></text:p>
      <text:p text:style-name="P4" loext:marker-style-name="T4"><text:span text:style-name="T4">Hálova 16, 851 01 Bratislava</text:span><text:span text:style-name="T4"/></text:p>
      <text:p text:style-name="P12" loext:marker-style-name="T1"><text:span text:style-name="T1"><text:s/></text:span></text:p>
      <text:p text:style-name="P13" loext:marker-style-name="T1"/>
      <text:p text:style-name="P13" loext:marker-style-name="T1"/>
      <text:p text:style-name="P13" loext:marker-style-name="T1"/>
      <text:p text:style-name="P13" loext:marker-style-name="T1"/>
      <text:p text:style-name="P13" loext:marker-style-name="T1"><text:span text:style-name="T1"/></text:p>
      <text:p text:style-name="P14" loext:marker-style-name="T2"><text:span text:style-name="T2">Linux File Organizer</text:span></text:p>
      <text:p text:style-name="P5" loext:marker-style-name="T1"/>
      <text:p text:style-name="P5" loext:marker-style-name="T1"/>
      <text:p text:style-name="P5" loext:marker-style-name="T1"/>
      <text:p text:style-name="P5" loext:marker-style-name="T1"/>
      <text:p text:style-name="P10">Ročník štúdia: IV A</text:p>
      <text:p text:style-name="P3" loext:marker-style-name="T1"/>
      <text:p text:style-name="P7" loext:marker-style-name="T1"><text:span text:style-name="T1">Matej Petuchovský</text:span></text:p>
      <text:p text:style-name="P15" loext:marker-style-name="T1"><text:span text:style-name="T3">Bratislava</text:span><text:span text:style-name="T1"><text:tab/><text:tab/></text:span></text:p>
      <text:p text:style-name="P9" loext:marker-style-name="T1"><text:span text:style-name="T1">2026</text:span></text:p>
      <text:p text:style-name="P10">Ročník štúdia: IV A</text:p>
      <text:p text:style-name="P10">Ing. Dominik Zatkalík,<text:tab/>PhD., Ing. Paed. IGIP</text:p>
      <text:p text:style-name="P16" loext:marker-style-name="T2">Zadanie koncoročnej odbornej práce</text:p>
      <text:list text:style-name="L1">
        <text:list-item>
          <text:p text:style-name="P17">Popíšte základy správy súborov v Unix/Linux</text:p>
        </text:list-item>
        <text:list-item>
          <text:p text:style-name="P17">Analyzujte a porovnajte existujúce nástroje</text:p>
        </text:list-item>
        <text:list-item>
          <text:p text:style-name="P17">Navrhnite softvérovú architektúru nástroja</text:p>
        </text:list-item>
        <text:list-item>
          <text:p text:style-name="P17">Implementujte jadro vyhľadávania</text:p>
        </text:list-item>
        <text:list-item>
          <text:p text:style-name="P17">Implementujte sortovanie podľa pravidiel</text:p>
        </text:list-item>
        <text:list-item>
          <text:p text:style-name="P17">Implementujte inteligentne čistenie</text:p>
        </text:list-item>
        <text:list-item>
          <text:p text:style-name="P17">Optimalizujte zdrojový kód aplikácie </text:p>
        </text:list-item>
        <text:list-item>
          <text:p text:style-name="P17">Zabezpečte kvalitu a spoľahlivosť pomocou unit testou</text:p>
        </text:list-item>
        <text:list-item>
          <text:p text:style-name="P17">Pripravte distribúciu a dokumentáciu</text:p>
        </text:list-item>
        <text:list-item>
          <text:p text:style-name="P17">Navrhnite model propagácie a udržateľnosti softvéru</text:p>
        </text:list-item>
      </text:list>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loext:marker-style-name="T2">Čestné vyhlásenie</text:p>
      <text:p text:style-name="P20"><text:span text:style-name="T1">Vyhlasujem, že prácu stredoškolskej odbornej činnosti na tému „Linux File Organizer“, som vypracoval samostatne, s použitím uvedených literárnych zdrojov. Prácu som neprihlásil a ani neprezentoval v žiadnej inej súťaži, ktorá je pod gestorstvom MŠVVaM SR. Som si vedomý dôsledkov, ak uvedené údaje nie sú pravdivé.</text:span></text:p>
      <text:p text:style-name="P3"/>
      <text:p text:style-name="P2"><text:span text:style-name="T1"><text:tab/><text:tab/><text:tab/><text:tab/><text:tab/><text:tab/><text:tab/>.........................................................</text:span></text:p>
      <text:p text:style-name="P3">V Bratislave, &lt;dd. mm. rrrr&gt;<text:tab/><text:tab/><text:tab/><text:tab/><text:span text:style-name="T5">Matej Petuchovský</text:span></text:p>
      <text:p text:style-name="P21"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Poďakovanie</text:p>
      <text:p text:style-name="P22" loext:marker-style-name="T1"><text:span text:style-name="T1">Rád by som sa touto cestou poďakoval svojmu </text:span><text:span text:style-name="T3">Ing. Dominik</text:span><text:span text:style-name="T6">u</text:span><text:span text:style-name="T3"> Zatkalík</text:span><text:span text:style-name="T6">u</text:span><text:span text:style-name="T3">, PhD.,</text:span><text:span text:style-name="T1"> za prístup a odborné rady. Tiež by som sa rád poďakoval spoločnosti 2Ring s.r.o. za odbornú pomoc a podporu pri realizácii praktickej časti mojej práce, najmä za vedomosti a skúsenosti, ktoré som mal možnosť získať počas spolupráce.</text:span></text:p>
      <text:p text:style-name="P23" loext:marker-style-name="T2"><text:span text:style-name="T2">Obsah</text:span></text:p>
      <text:p text:style-name="P24" loext:marker-style-name="T7"/>
      <text:table-of-content text:style-name="Sect1" text:protected="true" text:name="Table of Contents1">
        <text:table-of-content-source text:outline-level="3" text:use-index-marks="false">
          <text:index-title-template text:style-name="text"/>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_Toc3167_1107819706" text:style-name="Index_20_Link" text:visited-style-name="Index_20_Link">0 ÚVOD<text:tab/>6</text:a></text:p>
          <text:p text:style-name="P25"><text:a xlink:type="simple" xlink:href="#__RefHeading___Toc3169_1107819706" text:style-name="Index_20_Link" text:visited-style-name="Index_20_Link">1 Problematika a prehľad literatúry<text:tab/>7</text:a></text:p>
          <text:p text:style-name="P25"><text:a xlink:type="simple" xlink:href="#__RefHeading___Toc3171_1107819706" text:style-name="Index_20_Link" text:visited-style-name="Index_20_Link">1.1 PodnAdpis<text:tab/>7</text:a></text:p>
          <text:p text:style-name="P25"><text:a xlink:type="simple" xlink:href="#__RefHeading___Toc3173_1107819706" text:style-name="Index_20_Link" text:visited-style-name="Index_20_Link">1.1.1 PodnAdpis podnadpisu<text:tab/>7</text:a></text:p>
          <text:p text:style-name="P25"><text:a xlink:type="simple" xlink:href="#__RefHeading___Toc3175_1107819706" text:style-name="Index_20_Link" text:visited-style-name="Index_20_Link">2 Ciele práce<text:tab/>8</text:a></text:p>
          <text:p text:style-name="P25"><text:a xlink:type="simple" xlink:href="#__RefHeading___Toc3177_1107819706" text:style-name="Index_20_Link" text:visited-style-name="Index_20_Link">3 Materiál a metodika<text:tab/>9</text:a></text:p>
          <text:p text:style-name="P25"><text:a xlink:type="simple" xlink:href="#__RefHeading___Toc3179_1107819706" text:style-name="Index_20_Link" text:visited-style-name="Index_20_Link">3.1 Podnadpis<text:tab/>9</text:a></text:p>
          <text:p text:style-name="P25"><text:a xlink:type="simple" xlink:href="#__RefHeading___Toc3181_1107819706" text:style-name="Index_20_Link" text:visited-style-name="Index_20_Link">4 Diskusia<text:tab/>10</text:a></text:p>
          <text:p text:style-name="P25"><text:a xlink:type="simple" xlink:href="#__RefHeading___Toc3183_1107819706" text:style-name="Index_20_Link" text:visited-style-name="Index_20_Link">5 Závery práce<text:tab/>11</text:a></text:p>
          <text:p text:style-name="P25"><text:a xlink:type="simple" xlink:href="#__RefHeading___Toc3185_1107819706" text:style-name="Index_20_Link" text:visited-style-name="Index_20_Link">6 Zhrnutie<text:tab/>12</text:a></text:p>
          <text:p text:style-name="P25"><text:a xlink:type="simple" xlink:href="#__RefHeading___Toc3187_1107819706" text:style-name="Index_20_Link" text:visited-style-name="Index_20_Link">7 Zoznam použitej literatúry<text:tab/>13</text:a></text:p>
          <text:p text:style-name="P25"><text:a xlink:type="simple" xlink:href="#__RefHeading___Toc3189_1107819706" text:style-name="Index_20_Link" text:visited-style-name="Index_20_Link">8 Prílohy<text:tab/>7</text:a></text:p>
        </text:index-body>
      </text:table-of-content>
      <text:p text:style-name="Standard"/>
      <text:p text:style-name="P3" loext:marker-style-name="T1"/>
      <text:p text:style-name="P26" loext:marker-style-name="T1"/>
      <text:p text:style-name="P27" loext:marker-style-name="T2"><text:span text:style-name="T2">Zoznam skratiek, značiek a symbolov</text:span><text:span text:style-name="T2"/></text:p>
      <text:p text:style-name="P2" loext:marker-style-name="T1"><text:span text:style-name="T1">&lt;skratky zoradené v abecednom poradí&gt;</text:span><text:span text:style-name="T1"/></text:p>
      <text:p text:style-name="P26" loext:marker-style-name="T1"/>
      <text:p text:style-name="P27" loext:marker-style-name="T2"><text:span text:style-name="T2">Zoznam tabuliek, grafov a ilustrácií</text:span><text:span text:style-name="T2"/></text:p>
      <text:p text:style-name="P28" loext:marker-style-name="T1"><text:span text:style-name="T1">&lt;Zoznam skratiek, značiek a symbolov&gt;</text:span><text:span text:style-name="T1"/></text:p>
      <text:list text:style-name="WWNum4">
        <text:list-item>
          <text:h text:style-name="P29" text:outline-level="1"><text:bookmark-start text:name="_Toc179973481"/><text:bookmark-start text:name="__RefHeading___Toc3167_1107819706"/>ÚVOD<text:bookmark-end text:name="_Toc179973481"/><text:bookmark-end text:name="__RefHeading___Toc3167_1107819706"/></text:h>
        </text:list-item>
      </text:list>
      <text:p text:style-name="P3" loext:marker-style-name="T1"/>
      <text:p text:style-name="P30" loext:marker-style-name="T1"><text:span text:style-name="T1">Lorem ipsum dolor sit amet, consectetuer adipiscing elit. Maecenas porttitor congue massa. Fusce posuere, magna sed pulvinar ultricies, purus lectus malesuada libero, sit amet commodo magna eros quis urna.</text:span><text:span text:style-name="T1"/></text:p>
      <text:p text:style-name="P20" loext:marker-style-name="T1"><text:span text:style-name="T1">Nunc viverra imperdiet enim. Fusce est. Vivamus a tellus.</text:span><text:span text:style-name="T1"/></text:p>
      <text:p text:style-name="P30" loext:marker-style-name="T1"><text:span text:style-name="T1">Pellentesque habitant morbi tristique senectus et netus et malesuada fames ac turpis egestas. Proin pharetra nonummy pede. Mauris et orci.</text:span><text:span text:style-name="T1"/></text:p>
      <text:p text:style-name="P20" loext:marker-style-name="T1"><text:span text:style-name="T1">Aenean nec lorem. In porttitor. Donec laoreet nonummy augue.</text:span><text:span text:style-name="T1"/></text:p>
      <text:p text:style-name="P30" loext:marker-style-name="T1"><text:span text:style-name="T1">Suspendisse dui purus, scelerisque at, vulputate vitae, pretium mattis, nunc. Mauris eget neque at sem venenatis eleifend. Ut nonummy.</text:span><text:span text:style-name="T1"/></text:p>
      <text:list text:style-name="WWNum3">
        <text:list-item>
          <text:h text:style-name="P31" text:outline-level="1"><text:bookmark-start text:name="_Toc179973482"/><text:bookmark-start text:name="__RefHeading___Toc3169_1107819706"/>Problematika a prehľad literatúr<text:bookmark-end text:name="_Toc179973482"/>y<text:bookmark-end text:name="__RefHeading___Toc3169_1107819706"/></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list text:continue-numbering="true" text:style-name="WWNum3">
        <text:list-item>
          <text:list>
            <text:list-item>
              <text:h text:style-name="P32" text:outline-level="1"><text:bookmark-start text:name="_Toc179973483"/><text:bookmark-start text:name="__RefHeading___Toc3171_1107819706"/>PodnAdpis<text:bookmark-end text:name="_Toc179973483"/><text:bookmark-end text:name="__RefHeading___Toc3171_1107819706"/></text:h>
            </text:list-item>
          </text:list>
        </text:list-item>
      </text:list>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list text:continue-numbering="true" text:style-name="WWNum3">
        <text:list-item>
          <text:list>
            <text:list-item>
              <text:list>
                <text:list-item>
                  <text:h text:style-name="P32" text:outline-level="1"><text:bookmark-start text:name="_Toc179973484"/><text:bookmark-start text:name="__RefHeading___Toc3173_1107819706"/>PodnAdpis podnadpisu<text:bookmark-end text:name="_Toc179973484"/><text:bookmark-end text:name="__RefHeading___Toc3173_1107819706"/></text:h>
                </text:list-item>
              </text:list>
            </text:list-item>
          </text:list>
        </text:list-item>
      </text:list>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text"/>
      <text:p text:style-name="text"/>
      <text:p text:style-name="P26" loext:marker-style-name="T1"/>
      <text:list text:continue-numbering="true" text:style-name="WWNum3">
        <text:list-item>
          <text:h text:style-name="P31" text:outline-level="1"><text:bookmark-start text:name="_Toc179973485"/><text:bookmark-start text:name="__RefHeading___Toc3175_1107819706"/>Ciele práce<text:bookmark-end text:name="_Toc179973485"/><text:bookmark-end text:name="__RefHeading___Toc3175_1107819706"/></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P26" loext:marker-style-name="T1"/>
      <text:list text:continue-numbering="true" text:style-name="WWNum3">
        <text:list-item>
          <text:h text:style-name="P31" text:outline-level="1"><text:bookmark-start text:name="_Toc179973486"/><text:bookmark-start text:name="__RefHeading___Toc3177_1107819706"/>Materiál a metodika<text:bookmark-end text:name="_Toc179973486"/><text:bookmark-end text:name="__RefHeading___Toc3177_1107819706"/></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list text:continue-numbering="true" text:style-name="WWNum3">
        <text:list-item>
          <text:list>
            <text:list-item>
              <text:h text:style-name="P32" text:outline-level="1"><text:bookmark-start text:name="_Toc179973487"/><text:bookmark-start text:name="__RefHeading___Toc3179_1107819706"/>Podnadpis<text:bookmark-end text:name="_Toc179973487"/><text:bookmark-end text:name="__RefHeading___Toc3179_1107819706"/></text:h>
            </text:list-item>
          </text:list>
        </text:list-item>
      </text:list>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P33"/>
      <text:p text:style-name="P34" loext:marker-style-name="T8"/>
      <text:list text:continue-numbering="true" text:style-name="WWNum3">
        <text:list-item>
          <text:h text:style-name="P31" text:outline-level="1"><text:bookmark-start text:name="_Toc179973488"/><text:bookmark-start text:name="__RefHeading___Toc3181_1107819706"/>Diskusia<text:bookmark-end text:name="_Toc179973488"/><text:bookmark-end text:name="__RefHeading___Toc3181_1107819706"/></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P34" loext:marker-style-name="T8"/>
      <text:list text:continue-numbering="true" text:style-name="WWNum3">
        <text:list-item>
          <text:h text:style-name="P31" text:outline-level="1"><text:bookmark-start text:name="_Toc179973489"/><text:bookmark-start text:name="__RefHeading___Toc3183_1107819706"/>Závery práce<text:bookmark-end text:name="_Toc179973489"/><text:bookmark-end text:name="__RefHeading___Toc3183_1107819706"/></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text"/>
      <text:p text:style-name="P34" loext:marker-style-name="T8"/>
      <text:list text:continue-numbering="true" text:style-name="WWNum3">
        <text:list-item>
          <text:h text:style-name="P31" text:outline-level="1"><text:bookmark-start text:name="_Toc179973490"/><text:bookmark-start text:name="__RefHeading___Toc3185_1107819706"/>Zhrnutie<text:bookmark-end text:name="_Toc179973490"/><text:bookmark-end text:name="__RefHeading___Toc3185_1107819706"/></text:h>
        </text:list-item>
      </text:list>
      <text:p text:style-name="P33"/>
      <text:p text:style-name="text">Lorem ipsum dolor sit amet, consectetuer adipiscing elit. Maecenas porttitor congue massa. Fusce posuere, magna sed pulvinar ultricies, purus lectus malesuada libero, sit amet commodo magna eros quis urna. Nunc viverra imperdiet enim. Fusce est.</text:p>
      <text:p text:style-name="text">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text:p>
      <text:p text:style-name="P35" loext:marker-style-name="T9"><text:bookmark-start text:name="_Toc179973491"/></text:p>
      <text:list text:continue-numbering="true" text:style-name="WWNum3">
        <text:list-item>
          <text:h text:style-name="P31" text:outline-level="1"><text:bookmark-start text:name="__RefHeading___Toc3187_1107819706"/>Zoznam použitej literatúry<text:bookmark-end text:name="__RefHeading___Toc3187_1107819706"/><text:bookmark-end text:name="_Toc179973491"/></text:h>
        </text:list-item>
      </text:list>
      <text:p text:style-name="P33">[1] </text:p>
      <text:p text:style-name="P33">[2]</text:p>
      <text:p text:style-name="P33">[3]</text:p>
      <text:p text:style-name="P33">[4]</text:p>
      <text:p text:style-name="P36">[5]</text:p>
      <text:list text:continue-numbering="true" text:style-name="WWNum3">
        <text:list-item>
          <text:h text:style-name="P37" text:outline-level="1"><text:bookmark-start text:name="_Toc179973492"/><text:bookmark-start text:name="__RefHeading___Toc3189_1107819706"/>Prílohy<text:bookmark-end text:name="_Toc179973492"/><text:bookmark-end text:name="__RefHeading___Toc3189_1107819706"/></text:h>
        </text:list-item>
      </text:list>
      <text:p text:style-name="P38" loext:marker-style-name="T10"><text:span text:style-name="T10">Príloha A – Zdrojový kód</text:span><text:span text:style-name="T10"/></text:p>
      <text:p text:style-name="P35" loext:marker-style-name="T9"/>
      <text:p text:style-name="P39" loext:marker-style-name="T10"><text:span text:style-name="T10">príloha B - Fotodokumentácia</text:span><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Noto Nastaliq Urdu" svg:font-family="'Noto Nastaliq Urdu'" style:font-family-generic="system" style:font-pitch="variable"/>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1pt" fo:language="sk" fo:country="SK" style:letter-kerning="true" style:font-name-asian="Aptos1" style:font-size-asian="11pt" style:language-asian="en" style:country-asian="US" style:font-name-complex="Noto Nastaliq Urdu"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Aptos" fo:font-size="11pt" fo:language="sk" fo:country="SK" style:letter-kerning="true" style:font-name-asian="Aptos1" style:font-size-asian="11pt" style:language-asian="en" style:country-asian="US" style:font-name-complex="Noto Nastaliq Urdu"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Nadpis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Nastaliq Urdu"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Nadpis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Nastaliq Urdu"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Nadpis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Noto Nastaliq Urdu"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Nadpis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Nastaliq Urdu"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Nadpis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Noto Nastaliq Urdu"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Nadpis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Nastaliq Urdu"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Nadpis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Noto Nastaliq Urdu"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Nadpis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Noto Nastaliq Urdu"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Nadpis_20_9_20_Char"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Noto Nastaliq Urdu"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Názov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Nastaliq Urdu" style:font-family-complex="'Noto Nastaliq Urdu'" style:font-family-generic-complex="system" style:font-pitch-complex="variable" style:font-size-complex="28pt"/>
    </style:style>
    <style:style style:name="Subtitle" style:family="paragraph" style:parent-style-name="Standard" style:next-style-name="Standard" loext:linked-style-name="Podtitul_20_Char" style:class="chapter">
      <style:text-properties fo:color="#595959" loext:opacity="100%" fo:font-size="14pt" fo:letter-spacing="0.026cm" style:font-name-asian="Aptos1" style:font-family-asian="Aptos" style:font-family-generic-asian="system" style:font-pitch-asian="variable" style:font-size-asian="14pt" style:font-name-complex="Noto Nastaliq Urdu"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ácia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Zvýraznená_20_citácia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style:letter-kerning="false" style:font-size-asian="16pt" style:language-asian="sk" style:country-asian="SK" style:font-size-complex="16p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Kapitoly" style:family="paragraph" style:parent-style-name="Heading_20_1" loext:linked-style-name="Kapitoly_20_Char" style:auto-update="true">
      <style:paragraph-properties fo:margin-left="0.635cm" fo:margin-top="0.212cm" fo:margin-bottom="0.212cm" style:contextual-spacing="false" fo:line-height="150%" fo:text-indent="-0.635cm" style:auto-text-indent="false"/>
      <style:text-properties fo:text-transform="uppercase" style:use-window-font-color="true" loext:opacity="0%"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 style:family="paragraph" style:parent-style-name="Kapitoly" loext:linked-style-name="Kapitola_20_Char" style:list-style-name="WWNum3"/>
    <style:style style:name="text" style:family="paragraph" style:parent-style-name="Standard" loext:linked-style-name="text_20_Char">
      <style:paragraph-properties fo:margin-top="0cm" fo:margin-bottom="0cm" style:contextual-spacing="false" fo:line-height="150%" fo:text-align="justify" style:justify-single-word="false" fo:text-indent="1.251cm" style:auto-text-indent="false"/>
      <style:text-properties style:font-name="Times New Roman" fo:font-family="'Times New Roman'" style:font-family-generic="roman" style:font-pitch="variable" fo:font-size="12pt" style:font-size-asian="12pt"/>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adpis_20_1_20_Char" style:display-name="Nadpis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Nastaliq Urdu"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Nadpis_20_2_20_Char" style:display-name="Nadpis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Nastaliq Urdu"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Nadpis_20_3_20_Char" style:display-name="Nadpis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Noto Nastaliq Urdu"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Nadpis_20_4_20_Char" style:display-name="Nadpis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Noto Nastaliq Urdu"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adpis_20_5_20_Char" style:display-name="Nadpis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Noto Nastaliq Urdu"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Nadpis_20_6_20_Char" style:display-name="Nadpis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Noto Nastaliq Urdu"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Nadpis_20_7_20_Char" style:display-name="Nadpis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Noto Nastaliq Urdu"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Nadpis_20_8_20_Char" style:display-name="Nadpis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Noto Nastaliq Urdu"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Nadpis_20_9_20_Char" style:display-name="Nadpis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Noto Nastaliq Urdu"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Názov_20_Char" style:display-name="Názov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Nastaliq Urdu" style:font-family-complex="'Noto Nastaliq Urdu'" style:font-family-generic-complex="system" style:font-pitch-complex="variable" style:font-size-complex="28pt"/>
    </style:style>
    <style:style style:name="Podtitul_20_Char" style:display-name="Podtitul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Noto Nastaliq Urdu"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Citácia_20_Char" style:display-name="Citácia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Zvýraznená_20_citácia_20_Char" style:display-name="Zvýraznená citácia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Kapitoly_20_Char" style:display-name="Kapitoly Char" style:family="text" style:parent-style-name="Nadpis_20_1_20_Char" loext:linked-style-name="Kapitoly">
      <style:text-properties fo:text-transform="uppercase" fo:color="#0f4761" loext:opacity="100%" style:font-name="Times New Roman" fo:font-family="'Times New Roman'" style:font-family-generic="roman" style:font-pitch="variable" fo:font-size="14pt" fo:font-weight="bold" style:font-name-asian="Aptos1" style:font-family-asian="Aptos" style:font-family-generic-asian="system" style:font-pitch-asian="variable" style:font-size-asian="14pt" style:font-weight-asian="bold"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_20_Char" style:display-name="Kapitola Char" style:family="text" style:parent-style-name="Kapitoly_20_Char" loext:linked-style-name="Kapitola">
      <style:text-properties fo:text-transform="uppercase" fo:color="#0f4761" loext:opacity="100%" style:font-name="Times New Roman" fo:font-family="'Times New Roman'" style:font-family-generic="roman" style:font-pitch="variable" fo:font-size="14pt" fo:font-weight="bold" style:font-name-asian="Aptos1" style:font-family-asian="Aptos" style:font-family-generic-asian="system" style:font-pitch-asian="variable" style:font-size-asian="14pt" style:font-weight-asian="bold"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ext_20_Char" style:display-name="text Char" style:family="text" style:parent-style-name="Default_20_Paragraph_20_Font" loext:linked-style-name="text">
      <style:text-properties style:font-name="Times New Roman" fo:font-family="'Times New Roman'" style:font-family-generic="roman" style:font-pitch="variable" fo:font-size="12pt" style:font-size-asian="12pt"/>
    </style:style>
    <style:style style:name="Hlavička_20_Char" style:display-name="Hlavička Char" style:family="text" style:parent-style-name="Default_20_Paragraph_20_Font" loext:linked-style-name="Header"/>
    <style:style style:name="Päta_20_Char" style:display-name="Päta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Motív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01cm" fo:margin-bottom="2.50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I"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4</text:page-number></text:p>
        <text:p text:style-name="Footer"/>
      </style:footer>
    </style:master-page>
    <style:master-page style:name="Converted2" style:page-layout-name="Mpm2" draw:style-name="Mdp1">
      <style:footer>
        <text:p text:style-name="MP1"/>
        <text:p text:style-name="Footer"/>
      </style:footer>
    </style:master-page>
    <style:master-page style:name="Converted3" style:page-layout-name="Mpm3" draw:style-name="Mdp1">
      <style:footer>
        <text:p text:style-name="MP1"><text:page-number text:select-page="current">II</text:page-number>.</text:p>
        <text:p text:style-name="Footer"/>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nko Florián</meta:initial-creator>
    <meta:editing-cycles>54</meta:editing-cycles>
    <meta:creation-date>2024-10-15T07:50:00</meta:creation-date>
    <dc:date>2025-12-10T16:00:34.183488175</dc:date>
    <meta:editing-duration>P1DT10H21M4S</meta:editing-duration>
    <meta:generator>LibreOffice/25.2.7.2$Linux_X86_64 LibreOffice_project/520$Build-2</meta:generator>
    <meta:document-statistic meta:table-count="0" meta:image-count="0" meta:object-count="0" meta:page-count="20" meta:paragraph-count="96" meta:word-count="1380" meta:character-count="9444" meta:non-whitespace-character-count="8152"/>
    <meta:user-defined meta:name="AppVersion">16.0000</meta:user-defined>
    <meta:user-defined meta:name="ContentTypeId">0x010100FF914F332154174D803A7B644D03395C</meta:user-defined>
    <meta:template xlink:type="simple" xlink:actuate="onRequest" xlink:title="Normal.dotm" xlink:href=""/>
  </office:meta>
</office:document-meta>
</file>